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ro9" style:family="table-row">
      <style:table-row-properties style:row-height="1.59mm" fo:break-before="auto" style:use-optimal-row-height="false"/>
    </style:style>
    <style:style style:name="ro10" style:family="table-row">
      <style:table-row-properties style:row-height="8.94mm" fo:break-before="auto" style:use-optimal-row-height="false"/>
    </style:style>
    <style:style style:name="ro11" style:family="table-row">
      <style:table-row-properties style:row-height="18.26mm" fo:break-before="auto" style:use-optimal-row-height="true"/>
    </style:style>
    <style:style style:name="ro12" style:family="table-row">
      <style:table-row-properties style:row-height="4.7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Default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8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9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1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8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65" table:formula="of:=[.D3]*[.$A$2]*10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65" table:formula="of:=[.D4]*[.$A$2]*10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65" table:formula="of:=[.D5]*[.$A$2]*10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65" table:formula="of:=[.D6]*[.$A$2]*10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65" table:formula="of:=[.D7]*[.$A$2]*10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65" table:formula="of:=[.D8]*[.$A$2]*10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65" table:formula="of:=[.D9]*[.$A$2]*10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65" table:formula="of:=[.D10]*[.$A$2]*10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65" table:formula="of:=[.D11]*[.$A$2]*10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65" table:formula="of:=[.D12]*[.$A$2]*10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65" table:formula="of:=[.D13]*[.$A$2]*10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65" table:formula="of:=[.D14]*[.$A$2]*10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65" table:formula="of:=[.D15]*[.$A$2]*10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65" table:formula="of:=[.D16]*[.$A$2]*10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09:58:19.30556727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0:23:48.070285582</dc:date>
    <meta:editing-cycles>13</meta:editing-cycles>
    <meta:editing-duration>P11DT13H52M41S</meta:editing-duration>
    <meta:generator>LibreOffice/6.0.2.1$Linux_X86_64 LibreOffice_project/00m0$Build-1</meta:generator>
    <meta:document-statistic meta:table-count="4" meta:cell-count="170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